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002cm solid #00000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00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 style:data-style-name="N100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3"/>
        <table:table-column table:style-name="co4" table:number-columns-repeated="8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 table:number-columns-repeated="31"/>
          <table:table-cell table:number-columns-repeated="2"/>
        </table:table-row>
        <table:table-row table:style-name="ro1">
          <table:table-cell/>
          <table:table-cell office:value-type="string">
            <text:p>Pracownik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3" office:value-type="string">
            <text:p>Suma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30" table:style-name="ce1"/>
          <table:table-cell table:style-name="ce3" table:formula="of:=SUM([.C12:.AG12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30" table:style-name="ce1"/>
          <table:table-cell table:style-name="ce5"/>
          <table:table-cell table:style-name="ce3" table:formula="of:=SUM([.C13:.AG13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30" table:style-name="ce1"/>
          <table:table-cell table:style-name="ce5"/>
          <table:table-cell table:style-name="ce3" table:formula="of:=SUM([.C14:.AG14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30" table:style-name="ce1"/>
          <table:table-cell table:style-name="ce5"/>
          <table:table-cell table:style-name="ce3" table:formula="of:=SUM([.C15:.AG15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12:.C15])" office:value-type="float" office:value="0">
            <text:p>0</text:p>
          </table:table-cell>
          <table:table-cell table:formula="of:=SUM([.D12:.D15])" office:value-type="float" office:value="0">
            <text:p>0</text:p>
          </table:table-cell>
          <table:table-cell table:formula="of:=SUM([.E12:.E15])" office:value-type="float" office:value="0">
            <text:p>0</text:p>
          </table:table-cell>
          <table:table-cell table:formula="of:=SUM([.F12:.F15])" office:value-type="float" office:value="0">
            <text:p>0</text:p>
          </table:table-cell>
          <table:table-cell table:formula="of:=SUM([.G12:.G15])" office:value-type="float" office:value="0">
            <text:p>0</text:p>
          </table:table-cell>
          <table:table-cell table:formula="of:=SUM([.H12:.H15])" office:value-type="float" office:value="0">
            <text:p>0</text:p>
          </table:table-cell>
          <table:table-cell table:formula="of:=SUM([.I12:.I15])" office:value-type="float" office:value="0">
            <text:p>0</text:p>
          </table:table-cell>
          <table:table-cell table:formula="of:=SUM([.J12:.J15])" office:value-type="float" office:value="0">
            <text:p>0</text:p>
          </table:table-cell>
          <table:table-cell table:formula="of:=SUM([.K12:.K15])" office:value-type="float" office:value="0">
            <text:p>0</text:p>
          </table:table-cell>
          <table:table-cell table:formula="of:=SUM([.L12:.L15])" office:value-type="float" office:value="0">
            <text:p>0</text:p>
          </table:table-cell>
          <table:table-cell table:formula="of:=SUM([.M12:.M15])" office:value-type="float" office:value="0">
            <text:p>0</text:p>
          </table:table-cell>
          <table:table-cell table:formula="of:=SUM([.N12:.N15])" office:value-type="float" office:value="0">
            <text:p>0</text:p>
          </table:table-cell>
          <table:table-cell table:formula="of:=SUM([.O12:.O15])" office:value-type="float" office:value="0">
            <text:p>0</text:p>
          </table:table-cell>
          <table:table-cell table:formula="of:=SUM([.P12:.P15])" office:value-type="float" office:value="0">
            <text:p>0</text:p>
          </table:table-cell>
          <table:table-cell table:formula="of:=SUM([.Q12:.Q15])" office:value-type="float" office:value="0">
            <text:p>0</text:p>
          </table:table-cell>
          <table:table-cell table:formula="of:=SUM([.R12:.R15])" office:value-type="float" office:value="0">
            <text:p>0</text:p>
          </table:table-cell>
          <table:table-cell table:formula="of:=SUM([.S12:.S15])" office:value-type="float" office:value="0">
            <text:p>0</text:p>
          </table:table-cell>
          <table:table-cell table:formula="of:=SUM([.T12:.T15])" office:value-type="float" office:value="0">
            <text:p>0</text:p>
          </table:table-cell>
          <table:table-cell table:formula="of:=SUM([.U12:.U15])" office:value-type="float" office:value="0">
            <text:p>0</text:p>
          </table:table-cell>
          <table:table-cell table:formula="of:=SUM([.V12:.V15])" office:value-type="float" office:value="0">
            <text:p>0</text:p>
          </table:table-cell>
          <table:table-cell table:formula="of:=SUM([.W12:.W15])" office:value-type="float" office:value="0">
            <text:p>0</text:p>
          </table:table-cell>
          <table:table-cell table:formula="of:=SUM([.X12:.X15])" office:value-type="float" office:value="0">
            <text:p>0</text:p>
          </table:table-cell>
          <table:table-cell table:formula="of:=SUM([.Y12:.Y15])" office:value-type="float" office:value="0">
            <text:p>0</text:p>
          </table:table-cell>
          <table:table-cell table:formula="of:=SUM([.Z12:.Z15])" office:value-type="float" office:value="0">
            <text:p>0</text:p>
          </table:table-cell>
          <table:table-cell table:formula="of:=SUM([.AA12:.AA15])" office:value-type="float" office:value="0">
            <text:p>0</text:p>
          </table:table-cell>
          <table:table-cell table:formula="of:=SUM([.AB12:.AB15])" office:value-type="float" office:value="0">
            <text:p>0</text:p>
          </table:table-cell>
          <table:table-cell table:formula="of:=SUM([.AC12:.AC15])" office:value-type="float" office:value="0">
            <text:p>0</text:p>
          </table:table-cell>
          <table:table-cell table:formula="of:=SUM([.AD12:.AD15])" office:value-type="float" office:value="0">
            <text:p>0</text:p>
          </table:table-cell>
          <table:table-cell table:formula="of:=SUM([.AE12:.AE15])" office:value-type="float" office:value="0">
            <text:p>0</text:p>
          </table:table-cell>
          <table:table-cell table:formula="of:=SUM([.AF12:.AF15])" office:value-type="float" office:value="0">
            <text:p>0</text:p>
          </table:table-cell>
          <table:table-cell table:style-name="ce6" table:formula="of:=SUM([.AG12:.AG15])" office:value-type="float" office:value="0">
            <text:p>0</text:p>
          </table:table-cell>
          <table:table-cell table:formula="of:=SUM([.AH4:.AH7])" office:value-type="float" office:value="0">
            <text:p>0</text:p>
          </table:table-cell>
        </table:table-row>
        <table:table-row table:style-name="ro1" table:number-rows-repeated="3">
          <table:table-cell/>
          <table:table-cell table:style-name="ce2"/>
          <table:table-cell table:style-name="Default" table:number-columns-repeated="30"/>
          <table:table-cell table:number-columns-repeated="2"/>
        </table:table-row>
        <table:table-row table:style-name="ro1">
          <table:table-cell/>
          <table:table-cell office:value-type="string">
            <text:p>Pracownik 1</text:p>
          </table:table-cell>
          <table:table-cell table:formula="of:=IF(LEN([.C4])=0;0;VALUE(RIGHT([.C4];2))-VALUE(LEFT([.C4];LEN([.C4])-3)))" office:value-type="float" office:value="0">
            <text:p>0</text:p>
          </table:table-cell>
          <table:table-cell table:formula="of:=IF(LEN([.D4])=0;0;VALUE(RIGHT([.D4];2))-VALUE(LEFT([.D4];LEN([.D4])-3)))" office:value-type="float" office:value="0">
            <text:p>0</text:p>
          </table:table-cell>
          <table:table-cell table:formula="of:=IF(LEN([.E4])=0;0;VALUE(RIGHT([.E4];2))-VALUE(LEFT([.E4];LEN([.E4])-3)))" office:value-type="float" office:value="0">
            <text:p>0</text:p>
          </table:table-cell>
          <table:table-cell table:formula="of:=IF(LEN([.F4])=0;0;VALUE(RIGHT([.F4];2))-VALUE(LEFT([.F4];LEN([.F4])-3)))" office:value-type="float" office:value="0">
            <text:p>0</text:p>
          </table:table-cell>
          <table:table-cell table:formula="of:=IF(LEN([.G4])=0;0;VALUE(RIGHT([.G4];2))-VALUE(LEFT([.G4];LEN([.G4])-3)))" office:value-type="float" office:value="0">
            <text:p>0</text:p>
          </table:table-cell>
          <table:table-cell table:formula="of:=IF(LEN([.H4])=0;0;VALUE(RIGHT([.H4];2))-VALUE(LEFT([.H4];LEN([.H4])-3)))" office:value-type="float" office:value="0">
            <text:p>0</text:p>
          </table:table-cell>
          <table:table-cell table:formula="of:=IF(LEN([.I4])=0;0;VALUE(RIGHT([.I4];2))-VALUE(LEFT([.I4];LEN([.I4])-3)))" office:value-type="float" office:value="0">
            <text:p>0</text:p>
          </table:table-cell>
          <table:table-cell table:formula="of:=IF(LEN([.J4])=0;0;VALUE(RIGHT([.J4];2))-VALUE(LEFT([.J4];LEN([.J4])-3)))" office:value-type="float" office:value="0">
            <text:p>0</text:p>
          </table:table-cell>
          <table:table-cell table:formula="of:=IF(LEN([.K4])=0;0;VALUE(RIGHT([.K4];2))-VALUE(LEFT([.K4];LEN([.K4])-3)))" office:value-type="float" office:value="0">
            <text:p>0</text:p>
          </table:table-cell>
          <table:table-cell table:formula="of:=IF(LEN([.L4])=0;0;VALUE(RIGHT([.L4];2))-VALUE(LEFT([.L4];LEN([.L4])-3)))" office:value-type="float" office:value="0">
            <text:p>0</text:p>
          </table:table-cell>
          <table:table-cell table:formula="of:=IF(LEN([.M4])=0;0;VALUE(RIGHT([.M4];2))-VALUE(LEFT([.M4];LEN([.M4])-3)))" office:value-type="float" office:value="0">
            <text:p>0</text:p>
          </table:table-cell>
          <table:table-cell table:formula="of:=IF(LEN([.N4])=0;0;VALUE(RIGHT([.N4];2))-VALUE(LEFT([.N4];LEN([.N4])-3)))" office:value-type="float" office:value="0">
            <text:p>0</text:p>
          </table:table-cell>
          <table:table-cell table:formula="of:=IF(LEN([.O4])=0;0;VALUE(RIGHT([.O4];2))-VALUE(LEFT([.O4];LEN([.O4])-3)))" office:value-type="float" office:value="0">
            <text:p>0</text:p>
          </table:table-cell>
          <table:table-cell table:formula="of:=IF(LEN([.P4])=0;0;VALUE(RIGHT([.P4];2))-VALUE(LEFT([.P4];LEN([.P4])-3)))" office:value-type="float" office:value="0">
            <text:p>0</text:p>
          </table:table-cell>
          <table:table-cell table:formula="of:=IF(LEN([.Q4])=0;0;VALUE(RIGHT([.Q4];2))-VALUE(LEFT([.Q4];LEN([.Q4])-3)))" office:value-type="float" office:value="0">
            <text:p>0</text:p>
          </table:table-cell>
          <table:table-cell table:formula="of:=IF(LEN([.R4])=0;0;VALUE(RIGHT([.R4];2))-VALUE(LEFT([.R4];LEN([.R4])-3)))" office:value-type="float" office:value="0">
            <text:p>0</text:p>
          </table:table-cell>
          <table:table-cell table:formula="of:=IF(LEN([.S4])=0;0;VALUE(RIGHT([.S4];2))-VALUE(LEFT([.S4];LEN([.S4])-3)))" office:value-type="float" office:value="0">
            <text:p>0</text:p>
          </table:table-cell>
          <table:table-cell table:formula="of:=IF(LEN([.T4])=0;0;VALUE(RIGHT([.T4];2))-VALUE(LEFT([.T4];LEN([.T4])-3)))" office:value-type="float" office:value="0">
            <text:p>0</text:p>
          </table:table-cell>
          <table:table-cell table:formula="of:=IF(LEN([.U4])=0;0;VALUE(RIGHT([.U4];2))-VALUE(LEFT([.U4];LEN([.U4])-3)))" office:value-type="float" office:value="0">
            <text:p>0</text:p>
          </table:table-cell>
          <table:table-cell table:formula="of:=IF(LEN([.V4])=0;0;VALUE(RIGHT([.V4];2))-VALUE(LEFT([.V4];LEN([.V4])-3)))" office:value-type="float" office:value="0">
            <text:p>0</text:p>
          </table:table-cell>
          <table:table-cell table:formula="of:=IF(LEN([.W4])=0;0;VALUE(RIGHT([.W4];2))-VALUE(LEFT([.W4];LEN([.W4])-3)))" office:value-type="float" office:value="0">
            <text:p>0</text:p>
          </table:table-cell>
          <table:table-cell table:formula="of:=IF(LEN([.X4])=0;0;VALUE(RIGHT([.X4];2))-VALUE(LEFT([.X4];LEN([.X4])-3)))" office:value-type="float" office:value="0">
            <text:p>0</text:p>
          </table:table-cell>
          <table:table-cell table:formula="of:=IF(LEN([.Y4])=0;0;VALUE(RIGHT([.Y4];2))-VALUE(LEFT([.Y4];LEN([.Y4])-3)))" office:value-type="float" office:value="0">
            <text:p>0</text:p>
          </table:table-cell>
          <table:table-cell table:formula="of:=IF(LEN([.Z4])=0;0;VALUE(RIGHT([.Z4];2))-VALUE(LEFT([.Z4];LEN([.Z4])-3)))" office:value-type="float" office:value="0">
            <text:p>0</text:p>
          </table:table-cell>
          <table:table-cell table:formula="of:=IF(LEN([.AA4])=0;0;VALUE(RIGHT([.AA4];2))-VALUE(LEFT([.AA4];LEN([.AA4])-3)))" office:value-type="float" office:value="0">
            <text:p>0</text:p>
          </table:table-cell>
          <table:table-cell table:formula="of:=IF(LEN([.AB4])=0;0;VALUE(RIGHT([.AB4];2))-VALUE(LEFT([.AB4];LEN([.AB4])-3)))" office:value-type="float" office:value="0">
            <text:p>0</text:p>
          </table:table-cell>
          <table:table-cell table:formula="of:=IF(LEN([.AC4])=0;0;VALUE(RIGHT([.AC4];2))-VALUE(LEFT([.AC4];LEN([.AC4])-3)))" office:value-type="float" office:value="0">
            <text:p>0</text:p>
          </table:table-cell>
          <table:table-cell table:formula="of:=IF(LEN([.AD4])=0;0;VALUE(RIGHT([.AD4];2))-VALUE(LEFT([.AD4];LEN([.AD4])-3)))" office:value-type="float" office:value="0">
            <text:p>0</text:p>
          </table:table-cell>
          <table:table-cell table:formula="of:=IF(LEN([.AE4])=0;0;VALUE(RIGHT([.AE4];2))-VALUE(LEFT([.AE4];LEN([.AE4])-3)))" office:value-type="float" office:value="0">
            <text:p>0</text:p>
          </table:table-cell>
          <table:table-cell table:formula="of:=IF(LEN([.AF4])=0;0;VALUE(RIGHT([.AF4];2))-VALUE(LEFT([.AF4];LEN([.AF4])-3)))" office:value-type="float" office:value="0">
            <text:p>0</text:p>
          </table:table-cell>
          <table:table-cell table:style-name="ce3" table:formula="of:=IF(LEN([.AG4])=0;0;VALUE(RIGHT([.AG4];2))-VALUE(LEFT([.AG4];LEN([.AG4])-3))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Pracownik 2</text:p>
          </table:table-cell>
          <table:table-cell table:formula="of:=IF(LEN([.C5])=0;0;VALUE(RIGHT([.C5];2))-VALUE(LEFT([.C5];LEN([.C5])-3)))" office:value-type="float" office:value="0">
            <text:p>0</text:p>
          </table:table-cell>
          <table:table-cell table:formula="of:=IF(LEN([.D5])=0;0;VALUE(RIGHT([.D5];2))-VALUE(LEFT([.D5];LEN([.D5])-3)))" office:value-type="float" office:value="0">
            <text:p>0</text:p>
          </table:table-cell>
          <table:table-cell table:formula="of:=IF(LEN([.E5])=0;0;VALUE(RIGHT([.E5];2))-VALUE(LEFT([.E5];LEN([.E5])-3)))" office:value-type="float" office:value="0">
            <text:p>0</text:p>
          </table:table-cell>
          <table:table-cell table:formula="of:=IF(LEN([.F5])=0;0;VALUE(RIGHT([.F5];2))-VALUE(LEFT([.F5];LEN([.F5])-3)))" office:value-type="float" office:value="0">
            <text:p>0</text:p>
          </table:table-cell>
          <table:table-cell table:formula="of:=IF(LEN([.G5])=0;0;VALUE(RIGHT([.G5];2))-VALUE(LEFT([.G5];LEN([.G5])-3)))" office:value-type="float" office:value="0">
            <text:p>0</text:p>
          </table:table-cell>
          <table:table-cell table:formula="of:=IF(LEN([.H5])=0;0;VALUE(RIGHT([.H5];2))-VALUE(LEFT([.H5];LEN([.H5])-3)))" office:value-type="float" office:value="0">
            <text:p>0</text:p>
          </table:table-cell>
          <table:table-cell table:formula="of:=IF(LEN([.I5])=0;0;VALUE(RIGHT([.I5];2))-VALUE(LEFT([.I5];LEN([.I5])-3)))" office:value-type="float" office:value="0">
            <text:p>0</text:p>
          </table:table-cell>
          <table:table-cell table:formula="of:=IF(LEN([.J5])=0;0;VALUE(RIGHT([.J5];2))-VALUE(LEFT([.J5];LEN([.J5])-3)))" office:value-type="float" office:value="0">
            <text:p>0</text:p>
          </table:table-cell>
          <table:table-cell table:formula="of:=IF(LEN([.K5])=0;0;VALUE(RIGHT([.K5];2))-VALUE(LEFT([.K5];LEN([.K5])-3)))" office:value-type="float" office:value="0">
            <text:p>0</text:p>
          </table:table-cell>
          <table:table-cell table:formula="of:=IF(LEN([.L5])=0;0;VALUE(RIGHT([.L5];2))-VALUE(LEFT([.L5];LEN([.L5])-3)))" office:value-type="float" office:value="0">
            <text:p>0</text:p>
          </table:table-cell>
          <table:table-cell table:formula="of:=IF(LEN([.M5])=0;0;VALUE(RIGHT([.M5];2))-VALUE(LEFT([.M5];LEN([.M5])-3)))" office:value-type="float" office:value="0">
            <text:p>0</text:p>
          </table:table-cell>
          <table:table-cell table:formula="of:=IF(LEN([.N5])=0;0;VALUE(RIGHT([.N5];2))-VALUE(LEFT([.N5];LEN([.N5])-3)))" office:value-type="float" office:value="0">
            <text:p>0</text:p>
          </table:table-cell>
          <table:table-cell table:formula="of:=IF(LEN([.O5])=0;0;VALUE(RIGHT([.O5];2))-VALUE(LEFT([.O5];LEN([.O5])-3)))" office:value-type="float" office:value="0">
            <text:p>0</text:p>
          </table:table-cell>
          <table:table-cell table:formula="of:=IF(LEN([.P5])=0;0;VALUE(RIGHT([.P5];2))-VALUE(LEFT([.P5];LEN([.P5])-3)))" office:value-type="float" office:value="0">
            <text:p>0</text:p>
          </table:table-cell>
          <table:table-cell table:formula="of:=IF(LEN([.Q5])=0;0;VALUE(RIGHT([.Q5];2))-VALUE(LEFT([.Q5];LEN([.Q5])-3)))" office:value-type="float" office:value="0">
            <text:p>0</text:p>
          </table:table-cell>
          <table:table-cell table:formula="of:=IF(LEN([.R5])=0;0;VALUE(RIGHT([.R5];2))-VALUE(LEFT([.R5];LEN([.R5])-3)))" office:value-type="float" office:value="0">
            <text:p>0</text:p>
          </table:table-cell>
          <table:table-cell table:formula="of:=IF(LEN([.S5])=0;0;VALUE(RIGHT([.S5];2))-VALUE(LEFT([.S5];LEN([.S5])-3)))" office:value-type="float" office:value="0">
            <text:p>0</text:p>
          </table:table-cell>
          <table:table-cell table:formula="of:=IF(LEN([.T5])=0;0;VALUE(RIGHT([.T5];2))-VALUE(LEFT([.T5];LEN([.T5])-3)))" office:value-type="float" office:value="0">
            <text:p>0</text:p>
          </table:table-cell>
          <table:table-cell table:formula="of:=IF(LEN([.U5])=0;0;VALUE(RIGHT([.U5];2))-VALUE(LEFT([.U5];LEN([.U5])-3)))" office:value-type="float" office:value="0">
            <text:p>0</text:p>
          </table:table-cell>
          <table:table-cell table:formula="of:=IF(LEN([.V5])=0;0;VALUE(RIGHT([.V5];2))-VALUE(LEFT([.V5];LEN([.V5])-3)))" office:value-type="float" office:value="0">
            <text:p>0</text:p>
          </table:table-cell>
          <table:table-cell table:formula="of:=IF(LEN([.W5])=0;0;VALUE(RIGHT([.W5];2))-VALUE(LEFT([.W5];LEN([.W5])-3)))" office:value-type="float" office:value="0">
            <text:p>0</text:p>
          </table:table-cell>
          <table:table-cell table:formula="of:=IF(LEN([.X5])=0;0;VALUE(RIGHT([.X5];2))-VALUE(LEFT([.X5];LEN([.X5])-3)))" office:value-type="float" office:value="0">
            <text:p>0</text:p>
          </table:table-cell>
          <table:table-cell table:formula="of:=IF(LEN([.Y5])=0;0;VALUE(RIGHT([.Y5];2))-VALUE(LEFT([.Y5];LEN([.Y5])-3)))" office:value-type="float" office:value="0">
            <text:p>0</text:p>
          </table:table-cell>
          <table:table-cell table:formula="of:=IF(LEN([.Z5])=0;0;VALUE(RIGHT([.Z5];2))-VALUE(LEFT([.Z5];LEN([.Z5])-3)))" office:value-type="float" office:value="0">
            <text:p>0</text:p>
          </table:table-cell>
          <table:table-cell table:formula="of:=IF(LEN([.AA5])=0;0;VALUE(RIGHT([.AA5];2))-VALUE(LEFT([.AA5];LEN([.AA5])-3)))" office:value-type="float" office:value="0">
            <text:p>0</text:p>
          </table:table-cell>
          <table:table-cell table:formula="of:=IF(LEN([.AB5])=0;0;VALUE(RIGHT([.AB5];2))-VALUE(LEFT([.AB5];LEN([.AB5])-3)))" office:value-type="float" office:value="0">
            <text:p>0</text:p>
          </table:table-cell>
          <table:table-cell table:formula="of:=IF(LEN([.AC5])=0;0;VALUE(RIGHT([.AC5];2))-VALUE(LEFT([.AC5];LEN([.AC5])-3)))" office:value-type="float" office:value="0">
            <text:p>0</text:p>
          </table:table-cell>
          <table:table-cell table:formula="of:=IF(LEN([.AD5])=0;0;VALUE(RIGHT([.AD5];2))-VALUE(LEFT([.AD5];LEN([.AD5])-3)))" office:value-type="float" office:value="0">
            <text:p>0</text:p>
          </table:table-cell>
          <table:table-cell table:formula="of:=IF(LEN([.AE5])=0;0;VALUE(RIGHT([.AE5];2))-VALUE(LEFT([.AE5];LEN([.AE5])-3)))" office:value-type="float" office:value="0">
            <text:p>0</text:p>
          </table:table-cell>
          <table:table-cell table:formula="of:=IF(LEN([.AF5])=0;0;VALUE(RIGHT([.AF5];2))-VALUE(LEFT([.AF5];LEN([.AF5])-3)))" office:value-type="float" office:value="0">
            <text:p>0</text:p>
          </table:table-cell>
          <table:table-cell table:style-name="ce3" table:formula="of:=IF(LEN([.AG5])=0;0;VALUE(RIGHT([.AG5];2))-VALUE(LEFT([.AG5];LEN([.AG5])-3))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Pracownik 3</text:p>
          </table:table-cell>
          <table:table-cell table:formula="of:=IF(LEN([.C6])=0;0;VALUE(RIGHT([.C6];2))-VALUE(LEFT([.C6];LEN([.C6])-3)))" office:value-type="float" office:value="0">
            <text:p>0</text:p>
          </table:table-cell>
          <table:table-cell table:formula="of:=IF(LEN([.D6])=0;0;VALUE(RIGHT([.D6];2))-VALUE(LEFT([.D6];LEN([.D6])-3)))" office:value-type="float" office:value="0">
            <text:p>0</text:p>
          </table:table-cell>
          <table:table-cell table:formula="of:=IF(LEN([.E6])=0;0;VALUE(RIGHT([.E6];2))-VALUE(LEFT([.E6];LEN([.E6])-3)))" office:value-type="float" office:value="0">
            <text:p>0</text:p>
          </table:table-cell>
          <table:table-cell table:formula="of:=IF(LEN([.F6])=0;0;VALUE(RIGHT([.F6];2))-VALUE(LEFT([.F6];LEN([.F6])-3)))" office:value-type="float" office:value="0">
            <text:p>0</text:p>
          </table:table-cell>
          <table:table-cell table:formula="of:=IF(LEN([.G6])=0;0;VALUE(RIGHT([.G6];2))-VALUE(LEFT([.G6];LEN([.G6])-3)))" office:value-type="float" office:value="0">
            <text:p>0</text:p>
          </table:table-cell>
          <table:table-cell table:formula="of:=IF(LEN([.H6])=0;0;VALUE(RIGHT([.H6];2))-VALUE(LEFT([.H6];LEN([.H6])-3)))" office:value-type="float" office:value="0">
            <text:p>0</text:p>
          </table:table-cell>
          <table:table-cell table:formula="of:=IF(LEN([.I6])=0;0;VALUE(RIGHT([.I6];2))-VALUE(LEFT([.I6];LEN([.I6])-3)))" office:value-type="float" office:value="0">
            <text:p>0</text:p>
          </table:table-cell>
          <table:table-cell table:formula="of:=IF(LEN([.J6])=0;0;VALUE(RIGHT([.J6];2))-VALUE(LEFT([.J6];LEN([.J6])-3)))" office:value-type="float" office:value="0">
            <text:p>0</text:p>
          </table:table-cell>
          <table:table-cell table:formula="of:=IF(LEN([.K6])=0;0;VALUE(RIGHT([.K6];2))-VALUE(LEFT([.K6];LEN([.K6])-3)))" office:value-type="float" office:value="0">
            <text:p>0</text:p>
          </table:table-cell>
          <table:table-cell table:formula="of:=IF(LEN([.L6])=0;0;VALUE(RIGHT([.L6];2))-VALUE(LEFT([.L6];LEN([.L6])-3)))" office:value-type="float" office:value="0">
            <text:p>0</text:p>
          </table:table-cell>
          <table:table-cell table:formula="of:=IF(LEN([.M6])=0;0;VALUE(RIGHT([.M6];2))-VALUE(LEFT([.M6];LEN([.M6])-3)))" office:value-type="float" office:value="0">
            <text:p>0</text:p>
          </table:table-cell>
          <table:table-cell table:formula="of:=IF(LEN([.N6])=0;0;VALUE(RIGHT([.N6];2))-VALUE(LEFT([.N6];LEN([.N6])-3)))" office:value-type="float" office:value="0">
            <text:p>0</text:p>
          </table:table-cell>
          <table:table-cell table:formula="of:=IF(LEN([.O6])=0;0;VALUE(RIGHT([.O6];2))-VALUE(LEFT([.O6];LEN([.O6])-3)))" office:value-type="float" office:value="0">
            <text:p>0</text:p>
          </table:table-cell>
          <table:table-cell table:formula="of:=IF(LEN([.P6])=0;0;VALUE(RIGHT([.P6];2))-VALUE(LEFT([.P6];LEN([.P6])-3)))" office:value-type="float" office:value="0">
            <text:p>0</text:p>
          </table:table-cell>
          <table:table-cell table:formula="of:=IF(LEN([.Q6])=0;0;VALUE(RIGHT([.Q6];2))-VALUE(LEFT([.Q6];LEN([.Q6])-3)))" office:value-type="float" office:value="0">
            <text:p>0</text:p>
          </table:table-cell>
          <table:table-cell table:formula="of:=IF(LEN([.R6])=0;0;VALUE(RIGHT([.R6];2))-VALUE(LEFT([.R6];LEN([.R6])-3)))" office:value-type="float" office:value="0">
            <text:p>0</text:p>
          </table:table-cell>
          <table:table-cell table:formula="of:=IF(LEN([.S6])=0;0;VALUE(RIGHT([.S6];2))-VALUE(LEFT([.S6];LEN([.S6])-3)))" office:value-type="float" office:value="0">
            <text:p>0</text:p>
          </table:table-cell>
          <table:table-cell table:formula="of:=IF(LEN([.T6])=0;0;VALUE(RIGHT([.T6];2))-VALUE(LEFT([.T6];LEN([.T6])-3)))" office:value-type="float" office:value="0">
            <text:p>0</text:p>
          </table:table-cell>
          <table:table-cell table:formula="of:=IF(LEN([.U6])=0;0;VALUE(RIGHT([.U6];2))-VALUE(LEFT([.U6];LEN([.U6])-3)))" office:value-type="float" office:value="0">
            <text:p>0</text:p>
          </table:table-cell>
          <table:table-cell table:formula="of:=IF(LEN([.V6])=0;0;VALUE(RIGHT([.V6];2))-VALUE(LEFT([.V6];LEN([.V6])-3)))" office:value-type="float" office:value="0">
            <text:p>0</text:p>
          </table:table-cell>
          <table:table-cell table:formula="of:=IF(LEN([.W6])=0;0;VALUE(RIGHT([.W6];2))-VALUE(LEFT([.W6];LEN([.W6])-3)))" office:value-type="float" office:value="0">
            <text:p>0</text:p>
          </table:table-cell>
          <table:table-cell table:formula="of:=IF(LEN([.X6])=0;0;VALUE(RIGHT([.X6];2))-VALUE(LEFT([.X6];LEN([.X6])-3)))" office:value-type="float" office:value="0">
            <text:p>0</text:p>
          </table:table-cell>
          <table:table-cell table:formula="of:=IF(LEN([.Y6])=0;0;VALUE(RIGHT([.Y6];2))-VALUE(LEFT([.Y6];LEN([.Y6])-3)))" office:value-type="float" office:value="0">
            <text:p>0</text:p>
          </table:table-cell>
          <table:table-cell table:formula="of:=IF(LEN([.Z6])=0;0;VALUE(RIGHT([.Z6];2))-VALUE(LEFT([.Z6];LEN([.Z6])-3)))" office:value-type="float" office:value="0">
            <text:p>0</text:p>
          </table:table-cell>
          <table:table-cell table:formula="of:=IF(LEN([.AA6])=0;0;VALUE(RIGHT([.AA6];2))-VALUE(LEFT([.AA6];LEN([.AA6])-3)))" office:value-type="float" office:value="0">
            <text:p>0</text:p>
          </table:table-cell>
          <table:table-cell table:formula="of:=IF(LEN([.AB6])=0;0;VALUE(RIGHT([.AB6];2))-VALUE(LEFT([.AB6];LEN([.AB6])-3)))" office:value-type="float" office:value="0">
            <text:p>0</text:p>
          </table:table-cell>
          <table:table-cell table:formula="of:=IF(LEN([.AC6])=0;0;VALUE(RIGHT([.AC6];2))-VALUE(LEFT([.AC6];LEN([.AC6])-3)))" office:value-type="float" office:value="0">
            <text:p>0</text:p>
          </table:table-cell>
          <table:table-cell table:formula="of:=IF(LEN([.AD6])=0;0;VALUE(RIGHT([.AD6];2))-VALUE(LEFT([.AD6];LEN([.AD6])-3)))" office:value-type="float" office:value="0">
            <text:p>0</text:p>
          </table:table-cell>
          <table:table-cell table:formula="of:=IF(LEN([.AE6])=0;0;VALUE(RIGHT([.AE6];2))-VALUE(LEFT([.AE6];LEN([.AE6])-3)))" office:value-type="float" office:value="0">
            <text:p>0</text:p>
          </table:table-cell>
          <table:table-cell table:formula="of:=IF(LEN([.AF6])=0;0;VALUE(RIGHT([.AF6];2))-VALUE(LEFT([.AF6];LEN([.AF6])-3)))" office:value-type="float" office:value="0">
            <text:p>0</text:p>
          </table:table-cell>
          <table:table-cell table:style-name="ce3" table:formula="of:=IF(LEN([.AG6])=0;0;VALUE(RIGHT([.AG6];2))-VALUE(LEFT([.AG6];LEN([.AG6])-3))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Pracownik 4</text:p>
          </table:table-cell>
          <table:table-cell table:formula="of:=IF(LEN([.C7])=0;0;VALUE(RIGHT([.C7];2))-VALUE(LEFT([.C7];LEN([.C7])-3)))" office:value-type="float" office:value="0">
            <text:p>0</text:p>
          </table:table-cell>
          <table:table-cell table:formula="of:=IF(LEN([.D7])=0;0;VALUE(RIGHT([.D7];2))-VALUE(LEFT([.D7];LEN([.D7])-3)))" office:value-type="float" office:value="0">
            <text:p>0</text:p>
          </table:table-cell>
          <table:table-cell table:formula="of:=IF(LEN([.E7])=0;0;VALUE(RIGHT([.E7];2))-VALUE(LEFT([.E7];LEN([.E7])-3)))" office:value-type="float" office:value="0">
            <text:p>0</text:p>
          </table:table-cell>
          <table:table-cell table:formula="of:=IF(LEN([.F7])=0;0;VALUE(RIGHT([.F7];2))-VALUE(LEFT([.F7];LEN([.F7])-3)))" office:value-type="float" office:value="0">
            <text:p>0</text:p>
          </table:table-cell>
          <table:table-cell table:formula="of:=IF(LEN([.G7])=0;0;VALUE(RIGHT([.G7];2))-VALUE(LEFT([.G7];LEN([.G7])-3)))" office:value-type="float" office:value="0">
            <text:p>0</text:p>
          </table:table-cell>
          <table:table-cell table:formula="of:=IF(LEN([.H7])=0;0;VALUE(RIGHT([.H7];2))-VALUE(LEFT([.H7];LEN([.H7])-3)))" office:value-type="float" office:value="0">
            <text:p>0</text:p>
          </table:table-cell>
          <table:table-cell table:formula="of:=IF(LEN([.I7])=0;0;VALUE(RIGHT([.I7];2))-VALUE(LEFT([.I7];LEN([.I7])-3)))" office:value-type="float" office:value="0">
            <text:p>0</text:p>
          </table:table-cell>
          <table:table-cell table:formula="of:=IF(LEN([.J7])=0;0;VALUE(RIGHT([.J7];2))-VALUE(LEFT([.J7];LEN([.J7])-3)))" office:value-type="float" office:value="0">
            <text:p>0</text:p>
          </table:table-cell>
          <table:table-cell table:formula="of:=IF(LEN([.K7])=0;0;VALUE(RIGHT([.K7];2))-VALUE(LEFT([.K7];LEN([.K7])-3)))" office:value-type="float" office:value="0">
            <text:p>0</text:p>
          </table:table-cell>
          <table:table-cell table:formula="of:=IF(LEN([.L7])=0;0;VALUE(RIGHT([.L7];2))-VALUE(LEFT([.L7];LEN([.L7])-3)))" office:value-type="float" office:value="0">
            <text:p>0</text:p>
          </table:table-cell>
          <table:table-cell table:formula="of:=IF(LEN([.M7])=0;0;VALUE(RIGHT([.M7];2))-VALUE(LEFT([.M7];LEN([.M7])-3)))" office:value-type="float" office:value="0">
            <text:p>0</text:p>
          </table:table-cell>
          <table:table-cell table:formula="of:=IF(LEN([.N7])=0;0;VALUE(RIGHT([.N7];2))-VALUE(LEFT([.N7];LEN([.N7])-3)))" office:value-type="float" office:value="0">
            <text:p>0</text:p>
          </table:table-cell>
          <table:table-cell table:formula="of:=IF(LEN([.O7])=0;0;VALUE(RIGHT([.O7];2))-VALUE(LEFT([.O7];LEN([.O7])-3)))" office:value-type="float" office:value="0">
            <text:p>0</text:p>
          </table:table-cell>
          <table:table-cell table:formula="of:=IF(LEN([.P7])=0;0;VALUE(RIGHT([.P7];2))-VALUE(LEFT([.P7];LEN([.P7])-3)))" office:value-type="float" office:value="0">
            <text:p>0</text:p>
          </table:table-cell>
          <table:table-cell table:formula="of:=IF(LEN([.Q7])=0;0;VALUE(RIGHT([.Q7];2))-VALUE(LEFT([.Q7];LEN([.Q7])-3)))" office:value-type="float" office:value="0">
            <text:p>0</text:p>
          </table:table-cell>
          <table:table-cell table:formula="of:=IF(LEN([.R7])=0;0;VALUE(RIGHT([.R7];2))-VALUE(LEFT([.R7];LEN([.R7])-3)))" office:value-type="float" office:value="0">
            <text:p>0</text:p>
          </table:table-cell>
          <table:table-cell table:formula="of:=IF(LEN([.S7])=0;0;VALUE(RIGHT([.S7];2))-VALUE(LEFT([.S7];LEN([.S7])-3)))" office:value-type="float" office:value="0">
            <text:p>0</text:p>
          </table:table-cell>
          <table:table-cell table:formula="of:=IF(LEN([.T7])=0;0;VALUE(RIGHT([.T7];2))-VALUE(LEFT([.T7];LEN([.T7])-3)))" office:value-type="float" office:value="0">
            <text:p>0</text:p>
          </table:table-cell>
          <table:table-cell table:formula="of:=IF(LEN([.U7])=0;0;VALUE(RIGHT([.U7];2))-VALUE(LEFT([.U7];LEN([.U7])-3)))" office:value-type="float" office:value="0">
            <text:p>0</text:p>
          </table:table-cell>
          <table:table-cell table:formula="of:=IF(LEN([.V7])=0;0;VALUE(RIGHT([.V7];2))-VALUE(LEFT([.V7];LEN([.V7])-3)))" office:value-type="float" office:value="0">
            <text:p>0</text:p>
          </table:table-cell>
          <table:table-cell table:formula="of:=IF(LEN([.W7])=0;0;VALUE(RIGHT([.W7];2))-VALUE(LEFT([.W7];LEN([.W7])-3)))" office:value-type="float" office:value="0">
            <text:p>0</text:p>
          </table:table-cell>
          <table:table-cell table:formula="of:=IF(LEN([.X7])=0;0;VALUE(RIGHT([.X7];2))-VALUE(LEFT([.X7];LEN([.X7])-3)))" office:value-type="float" office:value="0">
            <text:p>0</text:p>
          </table:table-cell>
          <table:table-cell table:formula="of:=IF(LEN([.Y7])=0;0;VALUE(RIGHT([.Y7];2))-VALUE(LEFT([.Y7];LEN([.Y7])-3)))" office:value-type="float" office:value="0">
            <text:p>0</text:p>
          </table:table-cell>
          <table:table-cell table:formula="of:=IF(LEN([.Z7])=0;0;VALUE(RIGHT([.Z7];2))-VALUE(LEFT([.Z7];LEN([.Z7])-3)))" office:value-type="float" office:value="0">
            <text:p>0</text:p>
          </table:table-cell>
          <table:table-cell table:formula="of:=IF(LEN([.AA7])=0;0;VALUE(RIGHT([.AA7];2))-VALUE(LEFT([.AA7];LEN([.AA7])-3)))" office:value-type="float" office:value="0">
            <text:p>0</text:p>
          </table:table-cell>
          <table:table-cell table:formula="of:=IF(LEN([.AB7])=0;0;VALUE(RIGHT([.AB7];2))-VALUE(LEFT([.AB7];LEN([.AB7])-3)))" office:value-type="float" office:value="0">
            <text:p>0</text:p>
          </table:table-cell>
          <table:table-cell table:formula="of:=IF(LEN([.AC7])=0;0;VALUE(RIGHT([.AC7];2))-VALUE(LEFT([.AC7];LEN([.AC7])-3)))" office:value-type="float" office:value="0">
            <text:p>0</text:p>
          </table:table-cell>
          <table:table-cell table:formula="of:=IF(LEN([.AD7])=0;0;VALUE(RIGHT([.AD7];2))-VALUE(LEFT([.AD7];LEN([.AD7])-3)))" office:value-type="float" office:value="0">
            <text:p>0</text:p>
          </table:table-cell>
          <table:table-cell table:formula="of:=IF(LEN([.AE7])=0;0;VALUE(RIGHT([.AE7];2))-VALUE(LEFT([.AE7];LEN([.AE7])-3)))" office:value-type="float" office:value="0">
            <text:p>0</text:p>
          </table:table-cell>
          <table:table-cell table:formula="of:=IF(LEN([.AF7])=0;0;VALUE(RIGHT([.AF7];2))-VALUE(LEFT([.AF7];LEN([.AF7])-3)))" office:value-type="float" office:value="0">
            <text:p>0</text:p>
          </table:table-cell>
          <table:table-cell table:style-name="ce3" table:formula="of:=IF(LEN([.AG7])=0;0;VALUE(RIGHT([.AG7];2))-VALUE(LEFT([.AG7];LEN([.AG7])-3)))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9">19.02.2024</text:date>, <text:time>11:4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popek</meta:initial-creator>
    <meta:creation-date>2024-02-19T10:42:55.92</meta:creation-date>
    <dc:date>2024-02-19T11:42:08.91</dc:date>
    <dc:creator>patryk popek</dc:creator>
    <meta:editing-duration>PT10M31S</meta:editing-duration>
    <meta:editing-cycles>2</meta:editing-cycles>
    <meta:generator>OpenOffice/4.1.15$Win32 OpenOffice.org_project/4115m2$Build-9813</meta:generator>
    <meta:document-statistic meta:table-count="3" meta:cell-count="322" meta:object-count="0"/>
  </office:meta>
</office:document-meta>
</file>